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6.285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6.717cm"/>
    </style:style>
    <style:style style:name="co5" style:family="table-column">
      <style:table-column-properties fo:break-before="auto" style:column-width="23.76cm"/>
    </style:style>
    <style:style style:name="co6" style:family="table-column">
      <style:table-column-properties fo:break-before="auto" style:column-width="7.421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2.01pt solid #4c4c4c" fo:background-color="#e6e6e6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2.01pt solid #4c4c4c" fo:background-color="#e6e6e6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2.01pt solid #4c4c4c" fo:background-color="#e6e6e6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5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16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2.01pt solid #4c4c4c" fo:background-color="#e6e6e6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15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1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V : Numérisation</text:p>
          </table:table-cell>
          <table:table-cell table:style-name="ce1" table:number-columns-repeated="2"/>
          <table:table-cell table:style-name="ce11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2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0" office:value-type="string" calcext:value-type="string">
            <text:p>Site internet de l'organisme producteur</text:p>
          </table:table-cell>
          <table:table-cell table:style-name="ce13" office:value-type="string" calcext:value-type="string">
            <text:p>URL ou fichier de métadonnée</text:p>
          </table:table-cell>
          <table:table-cell table:style-name="ce16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Oahu_Hawaiian_Islands_1906_wgs84.tif</text:p>
          </table:table-cell>
          <table:table-cell table:style-name="ce8" office:value-type="string" calcext:value-type="string">
            <text:p>Wikimedia</text:p>
          </table:table-cell>
          <table:table-cell table:style-name="ce8" office:value-type="string" calcext:value-type="string">
            <text:p><text:a xlink:href="http://commons.wikimedia.org/wiki/Accueil" xlink:type="simple">http://commons.wikimedia.org/wiki/Accueil</text:a></text:p>
          </table:table-cell>
          <table:table-cell table:style-name="ce14" office:value-type="string" calcext:value-type="string">
            <text:p><text:a xlink:href="http://commons.wikimedia.org/wiki/File:1902_Land_Office_Map_of_the_Island_of_Oahu,_Hawaii_(_Honolulu_)_-_Geographicus_-_OhauHawaii-lo-1902.jpg" xlink:type="simple">http://commons.wikimedia.org/wiki/File%3A1902_Land_Office_Map_of_the_Island_of_Oahu%2C_Hawaii_(_Honolulu_)_-_Geographicus_-_OhauHawaii-lo-1902.jpg</text:a></text:p>
          </table:table-cell>
          <table:table-cell table:style-name="ce17" office:value-type="string" calcext:value-type="string">
            <text:p>Version géoréférencée en WGS84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5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4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4-07-02T17:32:24.537886727</dc:date>
    <dc:creator>Julie </dc:creator>
    <meta:editing-duration>PT15H57M30S</meta:editing-duration>
    <meta:editing-cycles>94</meta:editing-cycles>
    <meta:generator>LibreOffice/4.1.3.2$Linux_x86 LibreOffice_project/410m0$Build-2</meta:generator>
    <meta:document-statistic meta:table-count="1" meta:cell-count="12" meta:object-count="0"/>
  </office:meta>
</office:document-meta>
</file>